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vertical-align="middle" draw:auto-grow-height="false" fo:min-height="0.749cm" fo:min-width="0.49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>
      <style:graphic-properties draw:fill="none" draw:textarea-vertical-align="middle" draw:auto-grow-height="false" fo:min-height="0.749cm" fo:min-width="0.499cm"/>
    </style:style>
    <style:style style:name="gr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justify"/>
      <style:text-properties fo:font-size="18pt"/>
    </style:style>
    <style:style style:name="P5" style:family="paragraph">
      <style:text-properties fo:font-size="1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language="pt" fo:country="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56cm" svg:height="13.081cm" svg:x="1.254cm" svg:y="1.164cm">
          <text:p text:style-name="P1">SERV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3.556cm" svg:height="1.651cm" svg:x="23.225cm" svg:y="1.418cm">
          <text:p text:style-name="P1">CLIENT_1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56cm" svg:height="1.651cm" svg:x="23.225cm" svg:y="13.713cm">
          <text:p text:style-name="P1">CLIENT_N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3.556cm" svg:height="1.651cm" svg:x="23.225cm" svg:y="5.623cm">
          <text:p text:style-name="P1">CLIENT_2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556cm" svg:height="1.651cm" svg:x="23.225cm" svg:y="9.328cm">
          <text:p text:style-name="P1">CLIENT_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686cm" svg:height="1.143cm" svg:x="20.418cm" svg:y="1.653cm">
          <text:p text:style-name="P1"><text:tab/>FIFO_1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1" draw:layer="layout" svg:width="2.686cm" svg:height="1.143cm" svg:x="20.391cm" svg:y="5.839cm">
          <text:p text:style-name="P1"><text:s text:c="5"/><text:tab/>FIFO_2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1" draw:layer="layout" svg:width="2.686cm" svg:height="1.143cm" svg:x="20.491cm" svg:y="9.444cm">
          <text:p text:style-name="P1"><text:s text:c="5"/><text:tab/>FIFO_3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1" draw:layer="layout" svg:width="2.686cm" svg:height="1.143cm" svg:x="20.391cm" svg:y="13.875cm">
          <text:p text:style-name="P1"><text:s text:c="5"/><text:tab/>FIFO_N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" draw:text-style-name="P1" xml:id="id3" draw:id="id3" draw:layer="layout" svg:width="6.096cm" svg:height="3.556cm" svg:x="4.937cm" svg:y="1.764cm">
          <text:p text:style-name="P1">MAIN_FIFO<text:tab/><text:tab/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1" draw:layer="layout" svg:width="6.096cm" svg:height="3.556cm" svg:x="4.937cm" svg:y="5.828cm">
          <text:p text:style-name="P1">FIFO_SERVER_1<text:tab/><text:tab/></text:p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" draw:text-style-name="P1" draw:layer="layout" svg:width="6.096cm" svg:height="3.556cm" svg:x="4.937cm" svg:y="9.765cm">
          <text:p text:style-name="P1">FIFO_SERVER_2<text:tab/><text:tab/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onnector draw:style-name="gr3" draw:text-style-name="P1" xml:id="id6" draw:id="id6" draw:layer="layout" draw:type="curve" draw:line-skew="1.886cm" svg:x1="25.003cm" svg:y1="13.713cm" svg:x2="11.233cm" svg:y2="4.065cm" draw:start-shape="id1" draw:start-glue-point="0" svg:d="M25003 13713c0-4783-13770 40-13770-9648" svg:viewBox="0 0 13771 9649">
          <text:p/>
        </draw:connector>
        <draw:connector draw:style-name="gr3" draw:text-style-name="P1" draw:layer="layout" draw:type="curve" draw:line-skew="0cm -2.572cm" svg:x1="25.003cm" svg:y1="1.418cm" svg:x2="11.033cm" svg:y2="3.542cm" draw:start-shape="id2" draw:start-glue-point="0" draw:end-shape="id3" draw:end-glue-point="1" svg:d="M25003 1418c0-753-5223-628-7394 91s-1289 2033-6576 2033" svg:viewBox="0 0 13971 2634">
          <text:p/>
        </draw:connector>
        <draw:connector draw:style-name="gr3" draw:text-style-name="P1" draw:layer="layout" draw:type="curve" svg:x1="25.003cm" svg:y1="5.623cm" svg:x2="11.088cm" svg:y2="3.777cm" draw:start-shape="id4" draw:start-glue-point="0" svg:d="M25003 5623c0-1761-13915-838-13915-1846" svg:viewBox="0 0 13916 1847">
          <text:p/>
        </draw:connector>
        <draw:connector draw:style-name="gr3" draw:text-style-name="P1" draw:layer="layout" draw:type="curve" draw:line-skew="3.7cm" svg:x1="25.003cm" svg:y1="9.328cm" svg:x2="11.233cm" svg:y2="4.065cm" draw:start-shape="id5" draw:start-glue-point="0" draw:end-shape="id6" draw:end-glue-point="3" svg:d="M25003 9328c0-3094-13770-463-13770-5263" svg:viewBox="0 0 13771 5264">
          <text:p/>
        </draw:connector>
        <draw:frame draw:style-name="gr4" draw:text-style-name="P2" draw:layer="layout" svg:width="25.813cm" svg:height="3.579cm" svg:x="1.127cm" svg:y="15.978cm">
          <draw:text-box>
            <text:p text:style-name="P2">→ COMUNICAÇÃO INICIAL CLIENTE-&gt;SERVIDOR É ATRAVÉS DO “MAIN_PIPE”.</text:p>
            <text:p text:style-name="P2"><text:span text:style-name="T1"/></text:p>
            <text:p text:style-name="P2">→ “MAIN_PIPE” APENAS É UTILIZADO PARA A COMUNICAÇÃO INICIAL</text:p>
            <text:p text:style-name="P2"><text:span text:style-name="T1"/></text:p>
            <text:p text:style-name="P2">→ MEDIT_MAIN_FIFO = “main-fifo”</text:p>
            <text:p/>
          </draw:text-box>
        </draw:frame>
      </draw:page>
      <draw:page draw:name="page2" draw:style-name="dp1" draw:master-page-name="Default">
        <draw:custom-shape draw:style-name="gr5" draw:text-style-name="P3" xml:id="id7" draw:id="id7" draw:layer="Layout" svg:width="3.556cm" svg:height="13.081cm" svg:x="1.254cm" svg:y="1.164cm">
          <text:p text:style-name="P3">SERV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651cm" svg:x="23.225cm" svg:y="1.418cm">
          <text:p text:style-name="P3">CLIENT_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651cm" svg:x="23.225cm" svg:y="13.713cm">
          <text:p text:style-name="P3">CLIENT_N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651cm" svg:x="23.225cm" svg:y="5.623cm">
          <text:p text:style-name="P3">CLIENT_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651cm" svg:x="23.225cm" svg:y="9.328cm">
          <text:p text:style-name="P3">CLIENT_3</text:p>
          <draw:enhanced-geometry svg:viewBox="0 0 21600 21600" draw:type="rectangle" draw:enhanced-path="M 0 0 L 21600 0 21600 21600 0 21600 0 0 Z N"/>
        </draw:custom-shape>
        <draw:custom-shape draw:style-name="gr6" draw:text-style-name="P3" xml:id="id8" draw:id="id8" draw:layer="Layout" svg:width="2.686cm" svg:height="1.143cm" svg:x="20.418cm" svg:y="1.653cm">
          <text:p text:style-name="P3"><text:tab/>FIFO_1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3" xml:id="id10" draw:id="id10" draw:layer="Layout" svg:width="2.686cm" svg:height="1.143cm" svg:x="20.391cm" svg:y="5.839cm">
          <text:p text:style-name="P3"><text:s text:c="5"/><text:tab/>FIFO_2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3" xml:id="id11" draw:id="id11" draw:layer="Layout" svg:width="2.686cm" svg:height="1.143cm" svg:x="20.491cm" svg:y="9.444cm">
          <text:p text:style-name="P3"><text:s text:c="5"/><text:tab/>FIFO_3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3" xml:id="id9" draw:id="id9" draw:layer="Layout" svg:width="2.686cm" svg:height="1.143cm" svg:x="20.391cm" svg:y="13.875cm">
          <text:p text:style-name="P3"><text:s text:c="5"/><text:tab/>FIFO_N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3" draw:layer="Layout" svg:width="6.096cm" svg:height="3.556cm" svg:x="4.937cm" svg:y="1.764cm">
          <text:p text:style-name="P3">MAIN_FIFO<text:tab/><text:tab/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3" draw:layer="Layout" svg:width="6.096cm" svg:height="3.556cm" svg:x="4.937cm" svg:y="5.828cm">
          <text:p text:style-name="P3">FIFO_SERVER_1<text:tab/><text:tab/></text:p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3" draw:layer="Layout" svg:width="6.096cm" svg:height="3.556cm" svg:x="4.937cm" svg:y="9.765cm">
          <text:p text:style-name="P3">FIFO_SERVER_2<text:tab/><text:tab/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4" draw:layer="layout" svg:width="25.813cm" svg:height="3.579cm" svg:x="1.127cm" svg:y="15.978cm">
          <draw:text-box>
            <text:p text:style-name="P4">→ UTILIZADOR VÁLIDO? SIM: SERVER ENVIA INFORMAÇÃO SOBRE QUAL PIPE O CLIENTE DEVE PASSAR A COMUNICAR</text:p>
            <text:p text:style-name="P5"><text:span text:style-name="T1"/></text:p>
            <text:p text:style-name="P5">→ CADA CLIENTE TEM O SEU FIFO; CRIADO NO INÍCIO DO PROGRAMA “cliente”</text:p>
            <text:p text:style-name="P5"><text:span text:style-name="T1"/></text:p>
            <text:p text:style-name="P4">→ CLIENT_FIFO = “user_pid”</text:p>
          </draw:text-box>
        </draw:frame>
        <draw:connector draw:style-name="gr3" draw:text-style-name="P1" draw:layer="layout" draw:type="curve" draw:line-skew="0.526cm 3.897cm" svg:x1="3.032cm" svg:y1="1.164cm" svg:x2="20.418cm" svg:y2="2.224cm" draw:start-shape="id7" draw:start-glue-point="0" draw:end-shape="id8" draw:end-glue-point="3" svg:d="M3032 1164c0 36 6739 30 9621 286s1905 774 7765 774" svg:viewBox="0 0 17387 1061">
          <text:p/>
        </draw:connector>
        <draw:connector draw:style-name="gr3" draw:text-style-name="P1" draw:layer="layout" draw:type="curve" svg:x1="3.032cm" svg:y1="14.245cm" svg:x2="20.391cm" svg:y2="14.446cm" draw:start-shape="id7" draw:start-glue-point="2" draw:end-shape="id9" draw:end-glue-point="3" svg:d="M3032 14245c0 750 4784 625 6203 488s-529-287 11156-287" svg:viewBox="0 0 17360 593">
          <text:p/>
        </draw:connector>
        <draw:connector draw:style-name="gr3" draw:text-style-name="P1" draw:layer="layout" draw:type="curve" svg:x1="4.731cm" svg:y1="5.46cm" svg:x2="20.391cm" svg:y2="6.41cm" draw:end-shape="id10" draw:end-glue-point="3" svg:d="M4731 5460c11370 0 3540 950 15660 950" svg:viewBox="0 0 15661 951">
          <text:p/>
        </draw:connector>
        <draw:connector draw:style-name="gr3" draw:text-style-name="P1" draw:layer="layout" draw:type="curve" draw:line-skew="0.832cm" svg:x1="4.979cm" svg:y1="9.501cm" svg:x2="20.491cm" svg:y2="10.015cm" draw:end-shape="id11" draw:end-glue-point="3" svg:d="M4979 9501c12507 0 4751 514 15512 514" svg:viewBox="0 0 15513 515">
          <text:p/>
        </draw:connector>
      </draw:page>
      <draw:page draw:name="page3" draw:style-name="dp1" draw:master-page-name="Default">
        <draw:custom-shape draw:style-name="gr5" draw:text-style-name="P3" draw:layer="Layout" svg:width="3.556cm" svg:height="13.081cm" svg:x="1.254cm" svg:y="1.164cm">
          <text:p text:style-name="P3">SERV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651cm" svg:x="23.225cm" svg:y="1.418cm">
          <text:p text:style-name="P3">CLIENT_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651cm" svg:x="23.225cm" svg:y="13.713cm">
          <text:p text:style-name="P3">CLIENT_N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651cm" svg:x="23.225cm" svg:y="5.623cm">
          <text:p text:style-name="P3">CLIENT_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556cm" svg:height="1.651cm" svg:x="23.225cm" svg:y="9.328cm">
          <text:p text:style-name="P3">CLIENT_3</text:p>
          <draw:enhanced-geometry svg:viewBox="0 0 21600 21600" draw:type="rectangle" draw:enhanced-path="M 0 0 L 21600 0 21600 21600 0 21600 0 0 Z N"/>
        </draw:custom-shape>
        <draw:custom-shape draw:style-name="gr6" draw:text-style-name="P3" xml:id="id12" draw:id="id12" draw:layer="Layout" svg:width="2.686cm" svg:height="1.143cm" svg:x="20.418cm" svg:y="1.653cm">
          <text:p text:style-name="P3"><text:tab/>FIFO_1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3" xml:id="id14" draw:id="id14" draw:layer="Layout" svg:width="2.686cm" svg:height="1.143cm" svg:x="20.391cm" svg:y="5.839cm">
          <text:p text:style-name="P3"><text:s text:c="5"/><text:tab/>FIFO_2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3" xml:id="id15" draw:id="id15" draw:layer="Layout" svg:width="2.686cm" svg:height="1.143cm" svg:x="20.491cm" svg:y="9.444cm">
          <text:p text:style-name="P3"><text:s text:c="5"/><text:tab/>FIFO_3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3" xml:id="id17" draw:id="id17" draw:layer="Layout" svg:width="2.686cm" svg:height="1.143cm" svg:x="20.391cm" svg:y="13.875cm">
          <text:p text:style-name="P3"><text:s text:c="5"/><text:tab/>FIFO_N</text:p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" draw:text-style-name="P3" draw:layer="Layout" svg:width="6.096cm" svg:height="3.556cm" svg:x="4.937cm" svg:y="1.764cm">
          <text:p text:style-name="P3">MAIN_FIFO<text:tab/><text:tab/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3" xml:id="id13" draw:id="id13" draw:layer="Layout" svg:width="6.096cm" svg:height="3.556cm" svg:x="4.937cm" svg:y="5.828cm">
          <text:p text:style-name="P3">FIFO_SERVER_1<text:tab/><text:tab/></text:p>
          <draw:enhanced-geometry svg:viewBox="0 0 21600 21600" draw:glue-points="21600 0 0 10800 21600 21600" draw:text-areas="6350 ?f3 21600 ?f4" draw:mirror-horizontal="false" draw:mirror-vertical="false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" draw:text-style-name="P3" xml:id="id16" draw:id="id16" draw:layer="Layout" svg:width="6.096cm" svg:height="3.556cm" svg:x="4.937cm" svg:y="9.765cm">
          <text:p text:style-name="P3">FIFO_SERVER_2<text:tab/><text:tab/></text:p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4" draw:text-style-name="P4" draw:layer="layout" svg:width="25.813cm" svg:height="1.673cm" svg:x="1.127cm" svg:y="15.978cm">
          <draw:text-box>
            <text:p text:style-name="P4"/>
            <text:p text:style-name="P5"/>
          </draw:text-box>
        </draw:frame>
        <draw:connector draw:style-name="gr7" draw:text-style-name="P1" draw:layer="layout" draw:type="curve" svg:x1="20.418cm" svg:y1="2.224cm" svg:x2="11.033cm" svg:y2="7.606cm" draw:start-shape="id12" draw:start-glue-point="3" draw:end-shape="id13" draw:end-glue-point="1" svg:d="M20418 2224c-7038 0-2346 5382-9385 5382" svg:viewBox="0 0 9386 5383">
          <text:p/>
        </draw:connector>
        <draw:connector draw:style-name="gr7" draw:text-style-name="P1" draw:layer="layout" draw:type="curve" svg:x1="20.391cm" svg:y1="6.41cm" svg:x2="11.033cm" svg:y2="7.606cm" draw:start-shape="id14" draw:start-glue-point="3" draw:end-shape="id13" draw:end-glue-point="1" svg:d="M20391 6410c-7017 0-2338 1196-9358 1196" svg:viewBox="0 0 9359 1197">
          <text:p/>
        </draw:connector>
        <draw:connector draw:style-name="gr7" draw:text-style-name="P1" draw:layer="layout" draw:type="curve" svg:x1="20.491cm" svg:y1="10.015cm" svg:x2="11.033cm" svg:y2="11.543cm" draw:start-shape="id15" draw:start-glue-point="3" draw:end-shape="id16" svg:d="M20491 10015c-7092 0-2363 1528-9458 1528" svg:viewBox="0 0 9459 1529">
          <text:p/>
        </draw:connector>
        <draw:connector draw:style-name="gr7" draw:text-style-name="P1" draw:layer="layout" draw:type="curve" svg:x1="20.391cm" svg:y1="14.446cm" svg:x2="11.033cm" svg:y2="11.543cm" draw:start-shape="id17" draw:start-glue-point="3" draw:end-shape="id16" draw:end-glue-point="1" svg:d="M20391 14446c-7017 0-2338-2903-9358-2903" svg:viewBox="0 0 9359 2904">
          <text:p/>
        </draw:connector>
        <draw:frame draw:style-name="gr4" draw:text-style-name="P4" draw:layer="layout" svg:width="25.813cm" svg:height="3.806cm" svg:x="1.128cm" svg:y="15.978cm">
          <draw:text-box>
            <text:p text:style-name="P4">→ FIFO_SERVER_N = comm-fifo-1</text:p>
            <text:p text:style-name="P4"/>
            <text:p text:style-name="P4">→ N &lt;= 15; 15 é o máximo de utilizadores! Logo só podem ser utilizados, no máximo 15 PIPES de <text:span text:style-name="T2">comunicação</text:span> CLIENTE-&gt;SERVIDOR </text:p>
            <text:p text:style-name="P5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5T19:50:21.601525453</meta:creation-date>
    <dc:date>2018-11-15T20:21:20.693199879</dc:date>
    <meta:editing-duration>PT15M47S</meta:editing-duration>
    <meta:editing-cycles>3</meta:editing-cycles>
    <meta:generator>LibreOffice/4.2.8.2$Linux_x86 LibreOffice_project/420m0$Build-2</meta:generator>
    <meta:document-statistic meta:object-count="52"/>
  </office:meta>
</office:document-meta>
</file>